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037b6" officeooo:paragraph-rsid="000037b6"/>
    </style:style>
    <style:style style:name="P2" style:family="paragraph" style:parent-style-name="Standard">
      <style:text-properties officeooo:rsid="000115bc" officeooo:paragraph-rsid="000115bc"/>
    </style:style>
    <style:style style:name="P3" style:family="paragraph" style:parent-style-name="Standard">
      <style:text-properties officeooo:rsid="000383bc" officeooo:paragraph-rsid="000383bc"/>
    </style:style>
    <style:style style:name="P4" style:family="paragraph" style:parent-style-name="Standard">
      <style:text-properties officeooo:rsid="0004684d" officeooo:paragraph-rsid="0004684d"/>
    </style:style>
    <style:style style:name="P5" style:family="paragraph" style:parent-style-name="Standard">
      <style:text-properties officeooo:rsid="0004cfda" officeooo:paragraph-rsid="0004cfda"/>
    </style:style>
    <style:style style:name="P6" style:family="paragraph" style:parent-style-name="Standard">
      <style:text-properties officeooo:rsid="0004f029" officeooo:paragraph-rsid="0004f029"/>
    </style:style>
    <style:style style:name="P7" style:family="paragraph" style:parent-style-name="Standard">
      <style:text-properties officeooo:rsid="0006a437" officeooo:paragraph-rsid="0006a437"/>
    </style:style>
    <style:style style:name="P8" style:family="paragraph" style:parent-style-name="Standard">
      <style:text-properties officeooo:rsid="0007ae73" officeooo:paragraph-rsid="0007ae73"/>
    </style:style>
    <style:style style:name="P9" style:family="paragraph" style:parent-style-name="Standard">
      <style:text-properties officeooo:rsid="00099cdd" officeooo:paragraph-rsid="00099cdd"/>
    </style:style>
    <style:style style:name="P10" style:family="paragraph" style:parent-style-name="Standard">
      <style:text-properties officeooo:rsid="000a491e" officeooo:paragraph-rsid="000a491e"/>
    </style:style>
    <style:style style:name="P11" style:family="paragraph" style:parent-style-name="Standard">
      <style:text-properties fo:font-weight="bold" officeooo:rsid="000a491e" officeooo:paragraph-rsid="000a491e" style:font-weight-asian="bold" style:font-weight-complex="bold"/>
    </style:style>
    <style:style style:name="P12" style:family="paragraph" style:parent-style-name="Standard">
      <style:text-properties officeooo:rsid="000ace6c" officeooo:paragraph-rsid="000ace6c"/>
    </style:style>
    <style:style style:name="P13" style:family="paragraph" style:parent-style-name="Standard">
      <style:paragraph-properties fo:text-align="start" style:justify-single-word="false"/>
      <style:text-properties officeooo:rsid="000ae894" officeooo:paragraph-rsid="000ae894"/>
    </style:style>
    <style:style style:name="P14" style:family="paragraph" style:parent-style-name="Standard">
      <style:text-properties officeooo:rsid="000c13b7" officeooo:paragraph-rsid="000c13b7"/>
    </style:style>
    <style:style style:name="P15" style:family="paragraph" style:parent-style-name="Standard">
      <style:text-properties officeooo:rsid="000a491e" officeooo:paragraph-rsid="000a491e"/>
    </style:style>
    <style:style style:name="P16" style:family="paragraph" style:parent-style-name="Standard">
      <style:text-properties officeooo:rsid="000e0b39" officeooo:paragraph-rsid="000e0b39"/>
    </style:style>
    <style:style style:name="P17" style:family="paragraph" style:parent-style-name="Standard">
      <style:text-properties officeooo:rsid="000e6855" officeooo:paragraph-rsid="000e6855"/>
    </style:style>
    <style:style style:name="P18" style:family="paragraph" style:parent-style-name="Text_20_body">
      <style:text-properties officeooo:rsid="000e0b39" officeooo:paragraph-rsid="000e0b39"/>
    </style:style>
    <style:style style:name="T1" style:family="text">
      <style:text-properties fo:font-weight="bold" style:font-weight-asian="bold" style:font-weight-complex="bold"/>
    </style:style>
    <style:style style:name="T2" style:family="text">
      <style:text-properties officeooo:rsid="000ace6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I2c</text:p>
      <text:p text:style-name="P18"><text:tab/>If you have (common) devices with 7 bit addresses up to 112 Devices (128 addresses - reserved addresses (0x00-0x07 and 0x78-0x7F are reserved))(certain limitations apply) If you have (less common) devices that support 10 bit addressing up to 1024 devices (you can mix 7bit and 10bit devices and reach up to 1136 devices that way)</text:p>
      <text:p text:style-name="P16"/>
      <text:p text:style-name="P17">Interrupts</text:p>
      <text:p text:style-name="P17"><text:a xlink:type="simple" xlink:href="https://0xax.gitbooks.io/linux-insides/content/interrupts/interrupts-1.html">https://0xax.gitbooks.io/linux-insides/content/interrupts/interrupts-1.html</text:a></text:p>
      <text:p text:style-name="P17"/>
      <text:p text:style-name="P10"/>
      <text:p text:style-name="P10"/>
      <text:p text:style-name="P10">GIT-<text:span text:style-name="T2">imp</text:span></text:p>
      <text:p text:style-name="P10"/>
      <text:p text:style-name="P12"><text:a xlink:type="simple" xlink:href="https://services.github.com/on-demand/downloads/github-git-cheat-sheet.pdf">https://services.github.com/on-demand/downloads/github-git-cheat-sheet.pdf</text:a></text:p>
      <text:p text:style-name="P12"/>
      <text:p text:style-name="P10"/>
      <text:p text:style-name="P10"><text:a xlink:type="simple" xlink:href="https://git-scm.com/book/en/v2">https://git-scm.com/book/en/v2</text:a></text:p>
      <text:p text:style-name="P10"/>
      <text:p text:style-name="P11">GDB</text:p>
      <text:p text:style-name="P10"><text:a xlink:type="simple" xlink:href="http://users.ece.utexas.edu/~adnan/gdb-refcard.pdf"><text:span text:style-name="T1">http://users.ece.utexas.edu/~adnan/gdb-refcard.pdf</text:span></text:a></text:p>
      <text:p text:style-name="P11"/>
      <text:p text:style-name="P1"/>
      <text:p text:style-name="P1">Spin lock</text:p>
      <text:p text:style-name="P1"/>
      <text:p text:style-name="P1"><text:a xlink:type="simple" xlink:href="https://stackoverflow.com/questions/29274660/spin-lock-and-mutex-lock-order">https://stackoverflow.com/questions/29274660/spin-lock-and-mutex-lock-order</text:a></text:p>
      <text:p text:style-name="P1"/>
      <text:p text:style-name="P13">Early Suspend <text:s/>and Late resume – spinlock, mutex </text:p>
      <text:p text:style-name="P13"><text:a xlink:type="simple" xlink:href="https://community.nxp.com/thread/261901">https://community.nxp.com/thread/261901</text:a></text:p>
      <text:p text:style-name="P13"/>
      <text:p text:style-name="P1"/>
      <text:p text:style-name="P2">volatile</text:p>
      <text:p text:style-name="P2"><text:a xlink:type="simple" xlink:href="https://barrgroup.com/Embedded-Systems/How-To/C-Volatile-Keyword">https://barrgroup.com/Embedded-Systems/How-To/C-Volatile-Keyword</text:a></text:p>
      <text:p text:style-name="P2"/>
      <text:p text:style-name="P3">volatile IMP</text:p>
      <text:p text:style-name="P3"><text:a xlink:type="simple" xlink:href="https://www.quora.com/What-is-volatile-Memory-in-C-and-how-is-it-used">https://www.quora.com/What-is-volatile-Memory-in-C-and-how-is-it-used</text:a></text:p>
      <text:p text:style-name="P3"/>
      <text:p text:style-name="P2"/>
      <text:p text:style-name="P4"><text:a xlink:type="simple" xlink:href="http://www.mytechinterviews.com/singly-linked-list-delete-node">http://www.mytechinterviews.com/singly-linked-list-delete-node</text:a></text:p>
      <text:p text:style-name="P4"/>
      <text:p text:style-name="P5"><text:a xlink:type="simple" xlink:href="https://www.sitesbay.com/data-structure/c-queue">https://www.sitesbay.com/data-structure/c-queue</text:a></text:p>
      <text:p text:style-name="P5"/>
      <text:p text:style-name="P5"/>
      <text:p text:style-name="P6">http://www.vmars.tuwien.ac.at/documents/extern/2360/Documenting_first_steps.pdf</text:p>
      <text:p text:style-name="P2"/>
      <text:p text:style-name="P2"/>
      <text:p text:style-name="P6">https://www.nxp.com/docs/en/user-guide/LAUTERBACHTRACE32UG.pdf</text:p>
      <text:p text:style-name="P2"/>
      <text:p text:style-name="P7">strings</text:p>
      <text:p text:style-name="P7"/>
      <text:p text:style-name="P7"><text:a xlink:type="simple" xlink:href="http://www.programmingsimplified.com/c-program-concatenate-strings">http://www.programmingsimplified.com/c-program-concatenate-strings</text:a></text:p>
      <text:p text:style-name="P7"/>
      <text:p text:style-name="P2"><text:soft-page-break/></text:p>
      <text:p text:style-name="P2"/>
      <text:p text:style-name="P8">stack and Queue </text:p>
      <text:p text:style-name="P8"/>
      <text:p text:style-name="P8"><text:a xlink:type="simple" xlink:href="http://btechsmartclass.com/DS/U2_T9.html">http://btechsmartclass.com/DS/U2_T9.html</text:a></text:p>
      <text:p text:style-name="P8"/>
      <text:p text:style-name="P8"/>
      <text:p text:style-name="P2"/>
      <text:p text:style-name="P2"/>
      <text:p text:style-name="P9">recursive linked list</text:p>
      <text:p text:style-name="P9"><text:a xlink:type="simple" xlink:href="https://gist.github.com/vo/2758919">https://gist.github.com/vo/2758919</text:a></text:p>
      <text:p text:style-name="P9"/>
      <text:p text:style-name="P2"/>
      <text:p text:style-name="P14">work queue</text:p>
      <text:p text:style-name="P2"/>
      <text:p text:style-name="P14"><text:a xlink:type="simple" xlink:href="https://0xax.gitbooks.io/linux-insides/content/interrupts/interrupts-9.html">https://0xax.gitbooks.io/linux-insides/content/interrupts/interrupts-9.html</text:a></text:p>
      <text:p text:style-name="P14"/>
      <text:p text:style-name="P14"/>
      <text:p text:style-name="P14"><text:a xlink:type="simple" xlink:href="https://kerneltweaks.wordpress.com/tag/workqueue/">https://kerneltweaks.wordpress.com/tag/workqueue/</text:a></text:p>
      <text:p text:style-name="P14"/>
      <text:p text:style-name="P14"/>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05T10:46:19.933141248</meta:creation-date>
    <dc:date>2017-12-21T10:25:15.329722881</dc:date>
    <meta:editing-duration>P1DT13H43M53S</meta:editing-duration>
    <meta:editing-cycles>12</meta:editing-cycles>
    <meta:generator>LibreOffice/4.2.8.2$Linux_X86_64 LibreOffice_project/420m0$Build-2</meta:generator>
    <meta:document-statistic meta:table-count="0" meta:image-count="0" meta:object-count="0" meta:page-count="2" meta:paragraph-count="30" meta:word-count="97" meta:character-count="1475" meta:non-whitespace-character-count="1403"/>
  </office:meta>
</office:document-meta>
</file>